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6.009cm" svg:height="9.006cm" svg:x="3.858cm" svg:y="14.05cm">
            <draw:object draw:notify-on-update-of-ranges="'AUV Data'.N2:'AUV Data'.N16 'AUV Data'.L2:'AUV Data'.L16 'AUV Data'.N17:'AUV Data'.N22 'AUV Data'.L17:'AUV Data'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01572" calcext:value-type="float">
            <text:p>1.001572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173813" calcext:value-type="float">
            <text:p>1.0173813</text:p>
          </table:table-cell>
          <table:table-cell table:style-name="ce2" office:value-type="float" office:value="127.08" calcext:value-type="float">
            <text:p>127.08</text:p>
          </table:table-cell>
          <table:table-cell table:style-name="ce2"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6074" calcext:value-type="float">
            <text:p>1.26074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4778348" calcext:value-type="float">
            <text:p>1.4778348</text:p>
          </table:table-cell>
          <table:table-cell table:style-name="ce2" office:value-type="float" office:value="186.36" calcext:value-type="float">
            <text:p>186.36</text:p>
          </table:table-cell>
          <table:table-cell table:style-name="ce2"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636046" calcext:value-type="float">
            <text:p>1.8636046</text:p>
          </table:table-cell>
          <table:table-cell table:style-name="ce2" office:value-type="float" office:value="229.98" calcext:value-type="float">
            <text:p>229.98</text:p>
          </table:table-cell>
          <table:table-cell table:style-name="ce2"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I7]*60" office:value-type="float" office:value="149.876352009592" calcext:value-type="float">
            <text:p>149.876352009592</text:p>
          </table:table-cell>
          <table:table-cell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7]/1000" office:value-type="float" office:value="0.7" calcext:value-type="float">
            <text:p>0.7</text:p>
          </table:table-cell>
          <table:table-cell table:formula="of:=([.C7]*[.G7])/0.000001" office:value-type="float" office:value="6800000" calcext:value-type="float">
            <text:p>6800000</text:p>
          </table:table-cell>
          <table:table-cell table:formula="of:=[.G7]/([.I7]*[.K7])" office:value-type="float" office:value="0.5719" calcext:value-type="float">
            <text:p>0.5719</text:p>
          </table:table-cell>
          <table:table-cell table:formula="of:=[.L7]/[.M7]" office:value-type="float" office:value="11890190.592761" calcext:value-type="float">
            <text:p>11890190.59276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I8]*60" office:value-type="float" office:value="223.563603845294" calcext:value-type="float">
            <text:p>223.563603845294</text:p>
          </table:table-cell>
          <table:table-cell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8]/1000" office:value-type="float" office:value="0.7" calcext:value-type="float">
            <text:p>0.7</text:p>
          </table:table-cell>
          <table:table-cell table:formula="of:=([.C8]*[.G8])/0.000001" office:value-type="float" office:value="10200000" calcext:value-type="float">
            <text:p>10200000</text:p>
          </table:table-cell>
          <table:table-cell table:formula="of:=[.G8]/([.I8]*[.K8])" office:value-type="float" office:value="0.575100000000001" calcext:value-type="float">
            <text:p>0.575100000000001</text:p>
          </table:table-cell>
          <table:table-cell table:formula="of:=[.L8]/[.M8]" office:value-type="float" office:value="17736045.90506" calcext:value-type="float">
            <text:p>17736045.9050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I9]*60" office:value-type="float" office:value="293.99514908004" calcext:value-type="float">
            <text:p>293.99514908004</text:p>
          </table:table-cell>
          <table:table-cell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9]/1000" office:value-type="float" office:value="0.7" calcext:value-type="float">
            <text:p>0.7</text:p>
          </table:table-cell>
          <table:table-cell table:formula="of:=([.C9]*[.G9])/0.000001" office:value-type="float" office:value="13600000" calcext:value-type="float">
            <text:p>13600000</text:p>
          </table:table-cell>
          <table:table-cell table:formula="of:=[.G9]/([.I9]*[.K9])" office:value-type="float" office:value="0.5831" calcext:value-type="float">
            <text:p>0.5831</text:p>
          </table:table-cell>
          <table:table-cell table:formula="of:=[.L9]/[.M9]" office:value-type="float" office:value="23323615.1603498" calcext:value-type="float">
            <text:p>23323615.1603498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155.143674125175" calcext:value-type="float">
            <text:p>155.143674125175</text:p>
          </table:table-cell>
          <table:table-cell table:style-name="ce2" table:formula="of:=[.H10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0]/1000" office:value-type="float" office:value="0.7" calcext:value-type="float">
            <text:p>0.7</text:p>
          </table:table-cell>
          <table:table-cell table:formula="of:=([.C10]*[.G10])/0.000001" office:value-type="float" office:value="11245000" calcext:value-type="float">
            <text:p>11245000</text:p>
          </table:table-cell>
          <table:table-cell table:formula="of:=[.G10]/([.I10]*[.K10])" office:value-type="float" office:value="0.955796071750064" calcext:value-type="float">
            <text:p>0.955796071750064</text:p>
          </table:table-cell>
          <table:table-cell table:formula="of:=[.L10]/[.M10]" office:value-type="float" office:value="11765061.9544924" calcext:value-type="float">
            <text:p>11765061.9544924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165.122719893038" calcext:value-type="float">
            <text:p>165.122719893038</text:p>
          </table:table-cell>
          <table:table-cell table:style-name="ce2" table:formula="of:=[.H11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2155000" calcext:value-type="float">
            <text:p>12155000</text:p>
          </table:table-cell>
          <table:table-cell table:formula="of:=[.G11]/([.I11]*[.K11])" office:value-type="float" office:value="0.970706601669007" calcext:value-type="float">
            <text:p>0.970706601669007</text:p>
          </table:table-cell>
          <table:table-cell table:formula="of:=[.L11]/[.M11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.063677271119" calcext:value-type="float">
            <text:p>175.063677271119</text:p>
          </table:table-cell>
          <table:table-cell table:style-name="ce2" table:formula="of:=[.H12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3000000" calcext:value-type="float">
            <text:p>13000000</text:p>
          </table:table-cell>
          <table:table-cell table:formula="of:=[.G12]/([.I12]*[.K12])" office:value-type="float" office:value="0.979235522187062" calcext:value-type="float">
            <text:p>0.979235522187062</text:p>
          </table:table-cell>
          <table:table-cell table:formula="of:=[.L12]/[.M12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0963270949056" calcext:value-type="float">
            <text:p>0.40963270949056</text:p>
          </table:table-cell>
          <table:table-cell office:value-type="float" office:value="323.67758186398" calcext:value-type="float">
            <text:p>323.67758186398</text:p>
          </table:table-cell>
          <table:table-cell table:formula="of:=[.H13]/60" office:value-type="float" office:value="5.39462636439967" calcext:value-type="float">
            <text:p>5.3946263643996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3]/1000" office:value-type="float" office:value="0.093" calcext:value-type="float">
            <text:p>0.093</text:p>
          </table:table-cell>
          <table:table-cell table:formula="of:=([.C13]*[.G13])/0.000001" office:value-type="float" office:value="614449.06423584" calcext:value-type="float">
            <text:p>614449.06423584</text:p>
          </table:table-cell>
          <table:table-cell table:formula="of:=[.G13]/([.I13]*[.K13])" office:value-type="float" office:value="0.816488945237867" calcext:value-type="float">
            <text:p>0.816488945237867</text:p>
          </table:table-cell>
          <table:table-cell table:formula="of:=[.L13]/[.M13]" office:value-type="float" office:value="752550.377833753" calcext:value-type="float">
            <text:p>752550.37783375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02161364960329" calcext:value-type="float">
            <text:p>0.802161364960329</text:p>
          </table:table-cell>
          <table:table-cell office:value-type="float" office:value="648.614609571788" calcext:value-type="float">
            <text:p>648.614609571788</text:p>
          </table:table-cell>
          <table:table-cell table:formula="of:=[.H14]/60" office:value-type="float" office:value="10.8102434928631" calcext:value-type="float">
            <text:p>10.8102434928631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4]/1000" office:value-type="float" office:value="0.093" calcext:value-type="float">
            <text:p>0.093</text:p>
          </table:table-cell>
          <table:table-cell table:formula="of:=([.C14]*[.G14])/0.000001" office:value-type="float" office:value="1203242.04744049" calcext:value-type="float">
            <text:p>1203242.04744049</text:p>
          </table:table-cell>
          <table:table-cell table:formula="of:=[.G14]/([.I14]*[.K14])" office:value-type="float" office:value="0.79789054027999" calcext:value-type="float">
            <text:p>0.79789054027999</text:p>
          </table:table-cell>
          <table:table-cell table:formula="of:=[.L14]/[.M14]" office:value-type="float" office:value="1508028.96725441" calcext:value-type="float">
            <text:p>1508028.9672544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498613378843" calcext:value-type="float">
            <text:p>0.98498613378843</text:p>
          </table:table-cell>
          <table:table-cell office:value-type="float" office:value="812.342569269521" calcext:value-type="float">
            <text:p>812.342569269521</text:p>
          </table:table-cell>
          <table:table-cell table:formula="of:=[.H15]/60" office:value-type="float" office:value="13.5390428211587" calcext:value-type="float">
            <text:p>13.539042821158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5]/1000" office:value-type="float" office:value="0.093" calcext:value-type="float">
            <text:p>0.093</text:p>
          </table:table-cell>
          <table:table-cell table:formula="of:=([.C15]*[.G15])/0.000001" office:value-type="float" office:value="1477479.20068264" calcext:value-type="float">
            <text:p>1477479.20068264</text:p>
          </table:table-cell>
          <table:table-cell table:formula="of:=[.G15]/([.I15]*[.K15])" office:value-type="float" office:value="0.782274558867731" calcext:value-type="float">
            <text:p>0.782274558867731</text:p>
          </table:table-cell>
          <table:table-cell table:formula="of:=[.L15]/[.M15]" office:value-type="float" office:value="1888696.47355164" calcext:value-type="float">
            <text:p>1888696.4735516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775890432314" calcext:value-type="float">
            <text:p>1.1775890432314</text:p>
          </table:table-cell>
          <table:table-cell office:value-type="float" office:value="973.551637279597" calcext:value-type="float">
            <text:p>973.551637279597</text:p>
          </table:table-cell>
          <table:table-cell table:formula="of:=[.H16]/60" office:value-type="float" office:value="16.2258606213266" calcext:value-type="float">
            <text:p>16.2258606213266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6]/1000" office:value-type="float" office:value="0.093" calcext:value-type="float">
            <text:p>0.093</text:p>
          </table:table-cell>
          <table:table-cell table:formula="of:=([.C16]*[.G16])/0.000001" office:value-type="float" office:value="1766383.5648471" calcext:value-type="float">
            <text:p>1766383.5648471</text:p>
          </table:table-cell>
          <table:table-cell table:formula="of:=[.G16]/([.I16]*[.K16])" office:value-type="float" office:value="0.780374494283463" calcext:value-type="float">
            <text:p>0.780374494283463</text:p>
          </table:table-cell>
          <table:table-cell table:formula="of:=[.L16]/[.M16]" office:value-type="float" office:value="2263507.55667506" calcext:value-type="float">
            <text:p>2263507.5566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H1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17]/1000" office:value-type="float" office:value="0.65" calcext:value-type="float">
            <text:p>0.65</text:p>
          </table:table-cell>
          <table:table-cell table:formula="of:=([.C17]*[.G17])/0.000001" office:value-type="float" office:value="4500000" calcext:value-type="float">
            <text:p>4500000</text:p>
          </table:table-cell>
          <table:table-cell table:formula="of:=[.G17]/([.I17]*[.K17])" office:value-type="float" office:value="0.802675585284281" calcext:value-type="float">
            <text:p>0.802675585284281</text:p>
          </table:table-cell>
          <table:table-cell table:formula="of:=[.L17]/[.M17]" office:value-type="float" office:value="5606250" calcext:value-type="float">
            <text:p>56062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73.75" calcext:value-type="float">
            <text:p>173.75</text:p>
          </table:table-cell>
          <table:table-cell table:style-name="ce2" table:formula="of:=[.H1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18]/1000" office:value-type="float" office:value="0.65" calcext:value-type="float">
            <text:p>0.65</text:p>
          </table:table-cell>
          <table:table-cell table:formula="of:=([.C18]*[.G18])/0.000001" office:value-type="float" office:value="6750000" calcext:value-type="float">
            <text:p>6750000</text:p>
          </table:table-cell>
          <table:table-cell table:formula="of:=[.G18]/([.I18]*[.K18])" office:value-type="float" office:value="0.796900940785833" calcext:value-type="float">
            <text:p>0.796900940785833</text:p>
          </table:table-cell>
          <table:table-cell table:formula="of:=[.L18]/[.M18]" office:value-type="float" office:value="8470312.5" calcext:value-type="float">
            <text:p>8470312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H1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19]/1000" office:value-type="float" office:value="0.65" calcext:value-type="float">
            <text:p>0.65</text:p>
          </table:table-cell>
          <table:table-cell table:formula="of:=([.C19]*[.G19])/0.000001" office:value-type="float" office:value="9000000" calcext:value-type="float">
            <text:p>9000000</text:p>
          </table:table-cell>
          <table:table-cell table:formula="of:=[.G19]/([.I19]*[.K19])" office:value-type="float" office:value="0.850762141084722" calcext:value-type="float">
            <text:p>0.850762141084722</text:p>
          </table:table-cell>
          <table:table-cell table:formula="of:=[.L19]/[.M19]" office:value-type="float" office:value="10578750" calcext:value-type="float">
            <text:p>105787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5" calcext:value-type="float">
            <text:p>275</text:p>
          </table:table-cell>
          <table:table-cell table:style-name="ce2" table:formula="of:=[.H2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20]/1000" office:value-type="float" office:value="0.65" calcext:value-type="float">
            <text:p>0.65</text:p>
          </table:table-cell>
          <table:table-cell table:formula="of:=([.C20]*[.G20])/0.000001" office:value-type="float" office:value="11250000" calcext:value-type="float">
            <text:p>11250000</text:p>
          </table:table-cell>
          <table:table-cell table:formula="of:=[.G20]/([.I20]*[.K20])" office:value-type="float" office:value="0.839160839160839" calcext:value-type="float">
            <text:p>0.839160839160839</text:p>
          </table:table-cell>
          <table:table-cell table:formula="of:=[.L20]/[.M20]" office:value-type="float" office:value="13406250" calcext:value-type="float">
            <text:p>13406250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8193901485535" calcext:value-type="float">
            <text:p>0.488193901485535</text:p>
          </table:table-cell>
          <table:table-cell office:value-type="float" office:value="394.827060758278" calcext:value-type="float">
            <text:p>394.827060758278</text:p>
          </table:table-cell>
          <table:table-cell table:formula="of:=[.H21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2099233.7763878" calcext:value-type="float">
            <text:p>2099233.7763878</text:p>
          </table:table-cell>
          <table:table-cell table:formula="of:=[.G21]/([.I21]*[.K21])" office:value-type="float" office:value="0.132479494552431" calcext:value-type="float">
            <text:p>0.132479494552431</text:p>
          </table:table-cell>
          <table:table-cell table:formula="of:=[.L21]/[.M21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507427677873" calcext:value-type="float">
            <text:p>0.769507427677873</text:p>
          </table:table-cell>
          <table:table-cell office:value-type="float" office:value="601.057216049665" calcext:value-type="float">
            <text:p>601.057216049665</text:p>
          </table:table-cell>
          <table:table-cell table:formula="of:=[.H22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3308881.93901485" calcext:value-type="float">
            <text:p>3308881.93901485</text:p>
          </table:table-cell>
          <table:table-cell table:formula="of:=[.G22]/([.I22]*[.K22])" office:value-type="float" office:value="0.137170342843443" calcext:value-type="float">
            <text:p>0.137170342843443</text:p>
          </table:table-cell>
          <table:table-cell table:formula="of:=[.L22]/[.M22]" office:value-type="float" office:value="24122429.6041266" calcext:value-type="float">
            <text:p>24122429.60412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6724003127443" calcext:value-type="float">
            <text:p>0.806724003127443</text:p>
          </table:table-cell>
          <table:table-cell office:value-type="float" office:value="598.665870849833" calcext:value-type="float">
            <text:p>598.665870849833</text:p>
          </table:table-cell>
          <table:table-cell table:formula="of:=[.H23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3]/1000" office:value-type="float" office:value="0.56" calcext:value-type="float">
            <text:p>0.56</text:p>
          </table:table-cell>
          <table:table-cell table:formula="of:=([.C23]*[.G23])/0.000001" office:value-type="float" office:value="3468913.213448" calcext:value-type="float">
            <text:p>3468913.213448</text:p>
          </table:table-cell>
          <table:table-cell table:formula="of:=[.G23]/([.I23]*[.K23])" office:value-type="float" office:value="0.144378891180316" calcext:value-type="float">
            <text:p>0.144378891180316</text:p>
          </table:table-cell>
          <table:table-cell table:formula="of:=[.L23]/[.M23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573885848319" calcext:value-type="float">
            <text:p>1.0573885848319</text:p>
          </table:table-cell>
          <table:table-cell office:value-type="float" office:value="804.814237461747" calcext:value-type="float">
            <text:p>804.814237461747</text:p>
          </table:table-cell>
          <table:table-cell table:formula="of:=[.H24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4]/1000" office:value-type="float" office:value="0.56" calcext:value-type="float">
            <text:p>0.56</text:p>
          </table:table-cell>
          <table:table-cell table:formula="of:=([.C24]*[.G24])/0.000001" office:value-type="float" office:value="4546770.91477717" calcext:value-type="float">
            <text:p>4546770.91477717</text:p>
          </table:table-cell>
          <table:table-cell table:formula="of:=[.G24]/([.I24]*[.K24])" office:value-type="float" office:value="0.140767432800935" calcext:value-type="float">
            <text:p>0.140767432800935</text:p>
          </table:table-cell>
          <table:table-cell table:formula="of:=[.L24]/[.M24]" office:value-type="float" office:value="32299878.0634648" calcext:value-type="float">
            <text:p>32299878.063464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7380766223612" calcext:value-type="float">
            <text:p>1.07380766223612</text:p>
          </table:table-cell>
          <table:table-cell office:value-type="float" office:value="799.876732775937" calcext:value-type="float">
            <text:p>799.876732775937</text:p>
          </table:table-cell>
          <table:table-cell table:formula="of:=[.H25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5]/1000" office:value-type="float" office:value="0.56" calcext:value-type="float">
            <text:p>0.56</text:p>
          </table:table-cell>
          <table:table-cell table:formula="of:=([.C25]*[.G25])/0.000001" office:value-type="float" office:value="4617372.94761532" calcext:value-type="float">
            <text:p>4617372.94761532</text:p>
          </table:table-cell>
          <table:table-cell table:formula="of:=[.G25]/([.I25]*[.K25])" office:value-type="float" office:value="0.143835688974964" calcext:value-type="float">
            <text:p>0.143835688974964</text:p>
          </table:table-cell>
          <table:table-cell table:formula="of:=[.L25]/[.M25]" office:value-type="float" office:value="32101719.5420743" calcext:value-type="float">
            <text:p>32101719.5420743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0805316653636" calcext:value-type="float">
            <text:p>1.30805316653636</text:p>
          </table:table-cell>
          <table:table-cell office:value-type="float" office:value="994.773313911768" calcext:value-type="float">
            <text:p>994.773313911768</text:p>
          </table:table-cell>
          <table:table-cell table:formula="of:=[.H26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6]/1000" office:value-type="float" office:value="0.56" calcext:value-type="float">
            <text:p>0.56</text:p>
          </table:table-cell>
          <table:table-cell table:formula="of:=([.C26]*[.G26])/0.000001" office:value-type="float" office:value="5624628.61610635" calcext:value-type="float">
            <text:p>5624628.61610635</text:p>
          </table:table-cell>
          <table:table-cell table:formula="of:=[.G26]/([.I26]*[.K26])" office:value-type="float" office:value="0.140884914781598" calcext:value-type="float">
            <text:p>0.140884914781598</text:p>
          </table:table-cell>
          <table:table-cell table:formula="of:=[.L26]/[.M26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A1:'AUV Data'.N2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6:27:39.850024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6.2$Linux_X86_64 LibreOffice_project/20$Build-2</meta:generator>
    <dc:date>2022-03-17T16:29:46.841379011</dc:date>
    <meta:editing-duration>PT9H5M23S</meta:editing-duration>
    <meta:editing-cycles>148</meta:editing-cycles>
    <meta:document-statistic meta:table-count="1" meta:cell-count="3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643cm" svg:y="3.443cm" style:legend-expansion="high" chart:style-name="ch2"/>
        <chart:plot-area chart:style-name="ch3" table:cell-range-address="'AUV Data'.N2:'AUV Data'.N16 'AUV Data'.L2:'AUV Data'.L22" chart:data-source-has-labels="row" svg:x="0.32cm" svg:y="0.18cm" svg:width="12.003cm" svg:height="8.647cm">
          <chart:coordinate-region svg:x="2.076cm" svg:y="0.383cm" svg:width="9.211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L2:'AUV Data'.L16" loext:label-string="jw_1" chart:class="chart:scatter">
            <chart:domain table:cell-range-address="'AUV Data'.N2:'AUV Data'.N16"/>
            <chart:regression-curve chart:style-name="ch8">
              <chart:equation chart:display-equation="true" chart:display-r-square="true" svg:x="5.546cm" svg:y="1.313cm"/>
            </chart:regression-curve>
            <chart:data-point chart:repeated="6"/>
            <chart:data-point chart:style-name="ch9"/>
            <chart:data-point chart:repeated="5"/>
            <chart:data-point chart:style-name="ch9"/>
            <chart:data-point chart:repeated="2"/>
          </chart:series>
          <chart:series chart:style-name="ch10" chart:values-cell-range-address="'AUV Data'.L17:'AUV Data'.L22" loext:label-string="jw_2" chart:class="chart:scatter">
            <chart:domain table:cell-range-address="'AUV Data'.N17:'AUV Data'.N22"/>
            <chart:regression-curve chart:style-name="ch11">
              <chart:equation chart:display-equation="true" chart:display-r-square="true" svg:x="7.767cm" svg:y="6.469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jw_1</text:p>
              </table:table-cell>
              <table:table-cell office:value-type="string">
                <text:p>Column N</text:p>
              </table:table-cell>
              <table:table-cell office:value-type="string">
                <text:p>jw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7400">
                <text:p>8837400</text:p>
                <draw:g>
                  <svg:desc>'AUV Data'.N2:'AUV Data'.N16</svg:desc>
                </draw:g>
              </table:table-cell>
              <table:table-cell office:value-type="float" office:value="6610375.2">
                <text:p>6610375.2</text:p>
                <draw:g>
                  <svg:desc>'AUV Data'.L2:'AUV Data'.L16</svg:desc>
                </draw:g>
              </table:table-cell>
              <table:table-cell office:value-type="float" office:value="5606250">
                <text:p>5606250</text:p>
                <draw:g>
                  <svg:desc>'AUV Data'.N17:'AUV Data'.N22</svg:desc>
                </draw:g>
              </table:table-cell>
              <table:table-cell office:value-type="float" office:value="4500000">
                <text:p>4500000</text:p>
                <draw:g>
                  <svg:desc>'AUV Data'.L17:'AUV Data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6220">
                <text:p>9086220</text:p>
              </table:table-cell>
              <table:table-cell office:value-type="float" office:value="6714716.58">
                <text:p>6714716.58</text:p>
              </table:table-cell>
              <table:table-cell office:value-type="float" office:value="8470312.5">
                <text:p>8470312.5</text:p>
              </table:table-cell>
              <table:table-cell office:value-type="float" office:value="6750000">
                <text:p>67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4000">
                <text:p>11154000</text:p>
              </table:table-cell>
              <table:table-cell office:value-type="float" office:value="8320884">
                <text:p>8320884</text:p>
              </table:table-cell>
              <table:table-cell office:value-type="float" office:value="10578750">
                <text:p>1057875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4740">
                <text:p>13324740</text:p>
              </table:table-cell>
              <table:table-cell office:value-type="float" office:value="9753709.68">
                <text:p>9753709.68</text:p>
              </table:table-cell>
              <table:table-cell office:value-type="float" office:value="13406250">
                <text:p>13406250</text:p>
              </table:table-cell>
              <table:table-cell office:value-type="float" office:value="11250000">
                <text:p>1125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43570">
                <text:p>16443570</text:p>
              </table:table-cell>
              <table:table-cell office:value-type="float" office:value="12299790.36">
                <text:p>12299790.36</text:p>
              </table:table-cell>
              <table:table-cell office:value-type="float" office:value="15845726.0384322">
                <text:p>15845726.0384322</text:p>
              </table:table-cell>
              <table:table-cell office:value-type="float" office:value="2099233.7763878">
                <text:p>2099233.7763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90190.592761">
                <text:p>11890190.592761</text:p>
              </table:table-cell>
              <table:table-cell office:value-type="float" office:value="6800000">
                <text:p>6800000</text:p>
              </table:table-cell>
              <table:table-cell office:value-type="float" office:value="24122429.6041266">
                <text:p>24122429.6041266</text:p>
              </table:table-cell>
              <table:table-cell office:value-type="float" office:value="3308881.93901485">
                <text:p>3308881.93901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736045.90506">
                <text:p>17736045.90506</text:p>
              </table:table-cell>
              <table:table-cell office:value-type="float" office:value="10200000">
                <text:p>10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23615.1603498">
                <text:p>23323615.1603498</text:p>
              </table:table-cell>
              <table:table-cell office:value-type="float" office:value="13600000">
                <text:p>13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65061.9544924">
                <text:p>11765061.9544924</text:p>
              </table:table-cell>
              <table:table-cell office:value-type="float" office:value="11245000">
                <text:p>11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1806.2585554">
                <text:p>12521806.2585554</text:p>
              </table:table-cell>
              <table:table-cell office:value-type="float" office:value="12155000">
                <text:p>12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75662.1930599">
                <text:p>13275662.1930599</text:p>
              </table:table-cell>
              <table:table-cell office:value-type="float" office:value="13000000">
                <text:p>1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550.377833753">
                <text:p>752550.377833753</text:p>
              </table:table-cell>
              <table:table-cell office:value-type="float" office:value="614449.06423584">
                <text:p>614449.0642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8028.96725441">
                <text:p>1508028.96725441</text:p>
              </table:table-cell>
              <table:table-cell office:value-type="float" office:value="1203242.04744049">
                <text:p>1203242.0474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8696.47355164">
                <text:p>1888696.47355164</text:p>
              </table:table-cell>
              <table:table-cell office:value-type="float" office:value="1477479.20068264">
                <text:p>1477479.2006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3507.55667506">
                <text:p>2263507.55667506</text:p>
              </table:table-cell>
              <table:table-cell office:value-type="float" office:value="1766383.5648471">
                <text:p>1766383.564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